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0028in" fo:margin-right="0in" fo:margin-top="0in" fo:margin-bottom="0in" loext:contextual-spacing="false" fo:line-height="96%" fo:text-align="start" style:justify-single-word="false" fo:keep-together="auto" fo:orphans="0" fo:widows="0" fo:text-indent="-0.0028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002in" fo:margin-right="0in" fo:margin-top="0.34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02in" fo:margin-right="0in" fo:margin-top="0.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02in" fo:margin-right="0in" fo:margin-top="0.2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252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252in" fo:margin-right="0in" fo:margin-top="0.01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4992in" fo:margin-right="0.0071in" fo:margin-top="0.0091in" fo:margin-bottom="0in" loext:contextual-spacing="false" fo:line-height="95%" fo:text-align="start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028in" fo:margin-right="0.0035in" fo:margin-top="0.0193in" fo:margin-bottom="0in" loext:contextual-spacing="false" fo:line-height="95%" fo:text-align="start" style:justify-single-word="false" fo:keep-together="auto" fo:orphans="0" fo:widows="0" fo:text-indent="-0.2508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4984in" fo:margin-right="0.0075in" fo:margin-top="0.0181in" fo:margin-bottom="0in" loext:contextual-spacing="false" fo:line-height="95%" fo:text-align="start" style:justify-single-word="false" fo:keep-together="auto" fo:orphans="0" fo:widows="0" fo:text-indent="-0.246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055in" fo:margin-right="0in" fo:margin-top="0.2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492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2701in" fo:margin-right="0.9937in" fo:margin-top="0in" fo:margin-bottom="0in" loext:contextual-spacing="false" fo:line-height="95%" fo:text-align="start" style:justify-single-word="false" fo:keep-together="auto" fo:orphans="0" fo:widows="0" fo:text-indent="-0.2681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7484in" fo:margin-right="0.002in" fo:margin-top="0.0043in" fo:margin-bottom="0in" loext:contextual-spacing="false" fo:line-height="95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7535in" fo:margin-right="0.002in" fo:margin-top="0.0043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1.0008in" fo:margin-right="0.002in" fo:margin-top="0.0047in" fo:margin-bottom="0in" loext:contextual-spacing="false" fo:line-height="95%" fo:text-align="justify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1.0028in" fo:margin-right="0.0047in" fo:margin-top="0.0035in" fo:margin-bottom="0in" loext:contextual-spacing="false" fo:line-height="9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1.0028in" fo:margin-right="0.0075in" fo:margin-top="0.0043in" fo:margin-bottom="0in" loext:contextual-spacing="false" fo:line-height="95%" fo:text-align="start" style:justify-single-word="false" fo:keep-together="auto" fo:orphans="0" fo:widows="0" fo:text-indent="-0.2484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1.0028in" fo:margin-right="0.0028in" fo:margin-top="0.0063in" fo:margin-bottom="0in" loext:contextual-spacing="false" fo:line-height="95%" fo:text-align="start" style:justify-single-word="false" fo:keep-together="auto" fo:orphans="0" fo:widows="0" fo:text-indent="-0.252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2543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5063in" fo:margin-right="0.048in" fo:margin-top="0in" fo:margin-bottom="0in" loext:contextual-spacing="false" fo:line-height="95%" fo:text-align="start" style:justify-single-word="false" fo:keep-together="auto" fo:orphans="0" fo:widows="0" fo:text-indent="-0.2492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498in" fo:margin-right="0.0016in" fo:margin-top="0in" fo:margin-bottom="0in" loext:contextual-spacing="false" fo:line-height="95%" fo:text-align="justify" style:justify-single-word="false" fo:keep-together="auto" fo:orphans="0" fo:widows="0" fo:text-indent="-0.228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4992in" fo:margin-right="0.0016in" fo:margin-top="0.0043in" fo:margin-bottom="0in" loext:contextual-spacing="false" fo:line-height="95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4992in" fo:margin-right="0.0016in" fo:margin-top="0.0055in" fo:margin-bottom="0in" loext:contextual-spacing="false" fo:line-height="95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4992in" fo:margin-right="0.0016in" fo:margin-top="0.0035in" fo:margin-bottom="0in" loext:contextual-spacing="false" fo:line-height="95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5008in" fo:margin-right="0.0028in" fo:margin-top="0.0043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498in" fo:margin-right="0.0028in" fo:margin-top="0in" fo:margin-bottom="0in" loext:contextual-spacing="false" fo:line-height="95%" fo:text-align="justify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498in" fo:margin-right="0.0028in" fo:margin-top="0.0043in" fo:margin-bottom="0in" loext:contextual-spacing="false" fo:line-height="95%" fo:text-align="justify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5008in" fo:margin-right="0.0028in" fo:margin-top="0.0043in" fo:margin-bottom="0in" loext:contextual-spacing="false" fo:line-height="95%" fo:text-align="justify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5008in" fo:margin-right="0.0075in" fo:margin-top="0in" fo:margin-bottom="0in" loext:contextual-spacing="false" fo:line-height="95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016in" fo:margin-right="0.0043in" fo:margin-top="0.0028in" fo:margin-bottom="0in" loext:contextual-spacing="false" fo:line-height="95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498in" fo:margin-right="0.0016in" fo:margin-top="0.0043in" fo:margin-bottom="0in" loext:contextual-spacing="false" fo:line-height="95%" fo:text-align="justify" style:justify-single-word="false" fo:keep-together="auto" fo:orphans="0" fo:widows="0" fo:text-indent="-0.2409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4992in" fo:margin-right="0.002in" fo:margin-top="0.0043in" fo:margin-bottom="0in" loext:contextual-spacing="false" fo:line-height="95%" fo:text-align="justify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259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5008in" fo:margin-right="0.0063in" fo:margin-top="0in" fo:margin-bottom="0in" loext:contextual-spacing="false" fo:line-height="95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5016in" fo:margin-right="0.0063in" fo:margin-top="0.0043in" fo:margin-bottom="0in" loext:contextual-spacing="false" fo:line-height="95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498in" fo:margin-right="0.0043in" fo:margin-top="0.0043in" fo:margin-bottom="0in" loext:contextual-spacing="false" fo:line-height="95%" fo:text-align="justify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4992in" fo:margin-right="0.0043in" fo:margin-top="0.0043in" fo:margin-bottom="0in" loext:contextual-spacing="false" fo:line-height="95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2543in" fo:margin-right="0.0028in" fo:margin-top="0.0055in" fo:margin-bottom="0in" loext:contextual-spacing="false" fo:line-height="95%" fo:text-align="start" style:justify-single-word="false" fo:keep-together="auto" fo:orphans="0" fo:widows="0" fo:text-indent="0.2472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5028in" fo:margin-right="0.0071in" fo:margin-top="0in" fo:margin-bottom="0in" loext:contextual-spacing="false" fo:line-height="9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270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5008in" fo:margin-right="0.0047in" fo:margin-top="0in" fo:margin-bottom="0in" loext:contextual-spacing="false" fo:line-height="95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4992in" fo:margin-right="0.0047in" fo:margin-top="0.0043in" fo:margin-bottom="0in" loext:contextual-spacing="false" fo:line-height="95%" fo:text-align="justify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5028in" fo:margin-right="0.0028in" fo:margin-top="0.0063in" fo:margin-bottom="0in" loext:contextual-spacing="false" fo:line-height="95%" fo:text-align="justify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5016in" fo:margin-right="0.0063in" fo:margin-top="0.0043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5008in" fo:margin-right="0.0028in" fo:margin-top="0in" fo:margin-bottom="0in" loext:contextual-spacing="false" fo:line-height="95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5028in" fo:margin-right="0.0071in" fo:margin-top="0.0035in" fo:margin-bottom="0in" loext:contextual-spacing="false" fo:line-height="95%" fo:text-align="start" style:justify-single-word="false" fo:keep-together="auto" fo:orphans="0" fo:widows="0" fo:text-indent="0.0425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4992in" fo:margin-right="0.0028in" fo:margin-top="0.0043in" fo:margin-bottom="0in" loext:contextual-spacing="false" fo:line-height="95%" fo:text-align="start" style:justify-single-word="false" fo:keep-together="auto" fo:orphans="0" fo:widows="0" fo:text-indent="-0.2382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5008in" fo:margin-right="0.0071in" fo:margin-top="0.0043in" fo:margin-bottom="0in" loext:contextual-spacing="false" fo:line-height="95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4965in" fo:margin-right="0.0028in" fo:margin-top="0.0043in" fo:margin-bottom="0in" loext:contextual-spacing="false" fo:line-height="95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498in" fo:margin-right="0.0063in" fo:margin-top="0.0055in" fo:margin-bottom="0in" loext:contextual-spacing="false" fo:line-height="95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5028in" fo:margin-right="0.002in" fo:margin-top="0.0063in" fo:margin-bottom="0in" loext:contextual-spacing="false" fo:line-height="95%" fo:text-align="justify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4992in" fo:margin-right="0.0028in" fo:margin-top="0in" fo:margin-bottom="0in" loext:contextual-spacing="false" fo:line-height="95%" fo:text-align="justify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4992in" fo:margin-right="0.002in" fo:margin-top="0.0043in" fo:margin-bottom="0in" loext:contextual-spacing="false" fo:line-height="95%" fo:text-align="justify" style:justify-single-word="false" fo:keep-together="auto" fo:orphans="0" fo:widows="0" fo:text-indent="-0.2291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4992in" fo:margin-right="0.002in" fo:margin-top="0.0055in" fo:margin-bottom="0in" loext:contextual-spacing="false" fo:line-height="95%" fo:text-align="justify" style:justify-single-word="false" fo:keep-together="auto" fo:orphans="0" fo:widows="0" fo:text-indent="-0.2291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4992in" fo:margin-right="0.0016in" fo:margin-top="0.0055in" fo:margin-bottom="0in" loext:contextual-spacing="false" fo:line-height="95%" fo:text-align="justify" style:justify-single-word="false" fo:keep-together="auto" fo:orphans="0" fo:widows="0" fo:text-indent="-0.2291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5028in" fo:margin-right="0.0055in" fo:margin-top="0in" fo:margin-bottom="0in" loext:contextual-spacing="false" fo:line-height="95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4992in" fo:margin-right="0.0035in" fo:margin-top="0.0028in" fo:margin-bottom="0in" loext:contextual-spacing="false" fo:line-height="95%" fo:text-align="justify" style:justify-single-word="false" fo:keep-together="auto" fo:orphans="0" fo:widows="0" fo:text-indent="-0.2291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5008in" fo:margin-right="0.0016in" fo:margin-top="0.0043in" fo:margin-bottom="0in" loext:contextual-spacing="false" fo:line-height="95%" fo:text-align="justify" style:justify-single-word="false" fo:keep-together="auto" fo:orphans="0" fo:widows="0" fo:text-indent="-0.2398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5008in" fo:margin-right="0.0016in" fo:margin-top="0.0055in" fo:margin-bottom="0in" loext:contextual-spacing="false" fo:line-height="95%" fo:text-align="justify" style:justify-single-word="false" fo:keep-together="auto" fo:orphans="0" fo:widows="0" fo:text-indent="-0.2307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4992in" fo:margin-right="0.0043in" fo:margin-top="0.0043in" fo:margin-bottom="0in" loext:contextual-spacing="false" fo:line-height="95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498in" fo:margin-right="0.0035in" fo:margin-top="0.0043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498in" fo:margin-right="0.002in" fo:margin-top="0.0043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5028in" fo:margin-right="0.0043in" fo:margin-top="0.0043in" fo:margin-bottom="0in" loext:contextual-spacing="false" fo:line-height="95%" fo:text-align="justify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498in" fo:margin-right="0.0016in" fo:margin-top="0in" fo:margin-bottom="0in" loext:contextual-spacing="false" fo:line-height="95%" fo:text-align="justify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498in" fo:margin-right="0.0028in" fo:margin-top="0.0043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2543in" fo:margin-right="0.0028in" fo:margin-top="0.0055in" fo:margin-bottom="0in" loext:contextual-spacing="false" fo:line-height="95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498in" fo:margin-right="0.0016in" fo:margin-top="0in" fo:margin-bottom="0in" loext:contextual-spacing="false" fo:line-height="95%" fo:text-align="justify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502in" fo:margin-right="0.0035in" fo:margin-top="0.0043in" fo:margin-bottom="0in" loext:contextual-spacing="false" fo:line-height="95%" fo:text-align="justify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498in" fo:margin-right="0.0028in" fo:margin-top="0.0043in" fo:margin-bottom="0in" loext:contextual-spacing="false" fo:line-height="95%" fo:text-align="justify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5008in" fo:margin-right="0.0016in" fo:margin-top="0in" fo:margin-bottom="0in" loext:contextual-spacing="false" fo:line-height="95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4992in" fo:margin-right="0.0028in" fo:margin-top="0.0055in" fo:margin-bottom="0in" loext:contextual-spacing="false" fo:line-height="95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5008in" fo:margin-right="0.0016in" fo:margin-top="0.0043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5016in" fo:margin-right="0.002in" fo:margin-top="0in" fo:margin-bottom="0in" loext:contextual-spacing="false" fo:line-height="95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4984in" fo:margin-right="0.0028in" fo:margin-top="0.0035in" fo:margin-bottom="0in" loext:contextual-spacing="false" fo:line-height="95%" fo:text-align="justify" style:justify-single-word="false" fo:keep-together="auto" fo:orphans="0" fo:widows="0" fo:text-indent="-0.2409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498in" fo:margin-right="0.0028in" fo:margin-top="0.0043in" fo:margin-bottom="0in" loext:contextual-spacing="false" fo:line-height="95%" fo:text-align="justify" style:justify-single-word="false" fo:keep-together="auto" fo:orphans="0" fo:widows="0" fo:text-indent="-0.2409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257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.498in" fo:margin-right="0.0016in" fo:margin-top="0in" fo:margin-bottom="0in" loext:contextual-spacing="false" fo:line-height="95%" fo:text-align="justify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498in" fo:margin-right="0.0063in" fo:margin-top="0.0043in" fo:margin-bottom="0in" loext:contextual-spacing="false" fo:line-height="95%" fo:text-align="justify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498in" fo:margin-right="0.0063in" fo:margin-top="0.0035in" fo:margin-bottom="0in" loext:contextual-spacing="false" fo:line-height="95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5028in" fo:margin-right="0.002in" fo:margin-top="0in" fo:margin-bottom="0in" loext:contextual-spacing="false" fo:line-height="95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5008in" fo:margin-right="0.0091in" fo:margin-top="0.0043in" fo:margin-bottom="0in" loext:contextual-spacing="false" fo:line-height="95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520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5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506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50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50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5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50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.51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5.5pt" fo:font-style="normal" style:text-underline-style="none" fo:font-weight="bold" style:font-name-asian="Times New Roman1" style:font-size-asian="15.5pt" style:font-style-asian="normal" style:font-weight-asian="bold" style:font-name-complex="Times New Roman1" style:font-size-complex="15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oto Sans Symbols" fo:font-size="14pt" fo:font-style="normal" style:text-underline-style="none" fo:font-weight="normal" style:font-name-asian="Noto Sans Symbols1" style:font-size-asian="14pt" style:font-style-asian="normal" style:font-weight-asian="normal" style:font-name-complex="Noto Sans Symbols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Лабораторна робота № 2. Створення бази даних. Користувачі, <text:s/>ролі, права. </text:span></text:p>
      <text:p text:style-name="P2"><text:span text:style-name="T2">Мета: <text:s/></text:span></text:p>
      <text:p text:style-name="P6"><text:span text:style-name="T4">− </text:span><text:span text:style-name="T3">Створення бази даних шляхом визначення схеми БД <text:s/></text:span></text:p>
      <text:p text:style-name="P8"><text:span text:style-name="T4">− </text:span><text:span text:style-name="T3">Навчитися проектувати бази даних, вводити і редагувати структуру <text:s/>таблиць та дані в таблицях </text:span></text:p>
      <text:p text:style-name="P9"><text:span text:style-name="T4">− </text:span><text:span text:style-name="T3">Вивчити DDL-команди SQL для роботи з таблицями (створення, <text:s/>модифікації та видалення таблиць) </text:span></text:p>
      <text:p text:style-name="P10"><text:span text:style-name="T4">− </text:span><text:span text:style-name="T3">Вивчити використовувані в SQL засоби для підтримки цілісності даних та <text:s/>їх практичне застосування </text:span></text:p>
      <text:p text:style-name="P7"><text:span text:style-name="T4">− </text:span><text:span text:style-name="T3">Вивчити основні принципи керування обліковими записами та ролями </text:span></text:p>
      <text:p text:style-name="P11"><text:span text:style-name="T2">Теоретичні основи </text:span></text:p>
      <text:p text:style-name="P12"><text:span text:style-name="T3">Викладені в лекційному матеріалі </text:span></text:p>
      <text:p text:style-name="P3"><text:span text:style-name="T2">Постановка задачі лабораторної роботи № 2 </text:span></text:p>
      <text:p text:style-name="P13"><text:span text:style-name="T3">При виконанні лабораторної роботи необхідно виконати наступні дії: 1) Розробити SQL-скрипти для: </text:span></text:p>
      <text:p text:style-name="P14"><text:span text:style-name="T3">a. створення БД згідно з розробленою в роботі №1 ER-моделлю; b. створення таблиць в БД засобами мови SQL. Передбачити наявність <text:s/>обмежень для підтримки цілісності та коректності даних, котрі <text:s/>зберігаються та вводяться; </text:span></text:p>
      <text:p text:style-name="P15"><text:span text:style-name="T3">c. встановлення зв’язків між таблицями засобами мови SQL; d. зміни в структурах таблиць, обмежень засобами мови SQL (до 10 <text:s/>різних за суттю запитів для декількох таблиць (використати DDL команди SQL)); </text:span></text:p>
      <text:p text:style-name="P16"><text:span text:style-name="T3">e. видалення окремих елементів таблиць/обмежень або самих таблиць <text:s/>засобами мови SQL (до 10 різних за суттю запитів (використати <text:s/>DDL-команди SQL)); </text:span></text:p>
      <text:p text:style-name="P17"><text:span text:style-name="T3">f. визначити декілька (2-3) типів користувачів, котрі будуть <text:s/>працювати з розробленою базою даних. Для кожного користувача <text:s/>визначити набір привілеїв, котрі він буде мати; </text:span></text:p>
      <text:p text:style-name="P18"><text:span text:style-name="T3">g. для визначених типів користувачів створити відповідні ролі та <text:s/>наділити їх необхідними привілеями; </text:span></text:p>
      <text:p text:style-name="P19"><text:span text:style-name="T3">h. створити по одному користувачу в базі даних для кожного типу та <text:s/>присвоїти їм відповідні ролі. </text:span></text:p>
      <text:p text:style-name="P20"><text:span text:style-name="T3">2) Згенерувати схему даних засобами СУБД </text:span></text:p>
      <text:p text:style-name="P21"><text:span text:style-name="T3">3) Імпортувати дані в створену БД з використанням засобів СУБД, а не DML SQL.</text:span></text:p>
      <text:p text:style-name="P4"><text:span text:style-name="T2">Варіанти індивідуальних завдань: </text:span></text:p>
      <text:p text:style-name="P22"><text:span text:style-name="T3">1) </text:span><text:span text:style-name="T2">Програмне забезпечення військової частини. </text:span><text:span text:style-name="T3">Військові частини округу <text:s/>розквартировані по різних місцях дислокації, причому в одному місці <text:s/>можуть розташовуватися кілька частин. Кожна військова частина <text:s/>складається з рот, роти з взводів, взводи з відділень, в свою чергу <text:s/>військові частини об'єднуються в дивізії, корпуси або бригади, а ті в армії. <text:s/>Військовий округ представлений офіцерським складом (генерали, <text:s/>полковники, підполковники, майори, капітани, лейтенанти) і рядовим і <text:s/>сержантським складом (старшини, сержанти, прапорщики, рядові). Кожна <text:s/>з перерахованих категорій військовослужбовців може мати <text:s/>характеристики, властиві тільки цій категорії: для генералів це може бути <text:s/>дата закінчення академії, дата присвоєння генеральського звання і т.д. <text:s/>Кожне з підрозділів має командира, причому військовослужбовці <text:s/>офіцерського складу можуть командувати будь-яким з перерахованих <text:s/>вище підрозділів, а військовослужбовці рядового і сержантського складу <text:s/>тільки взводом і відділенням. Всі військовослужбовці мають одну або <text:s/>кілька військових спеціальностей. Кожна військова частина має бойову і <text:s/>транспортну техніку: БМП, тягачі, автотранспорт тощо. і озброєння: <text:s/>карабіни, автоматична зброя, артилерія, ракетне озброєння тощо. Кожна з <text:s/>перерахованих категорій бойової техніки і озброєння також має <text:s/>специфічні, притаманні лише їй атрибути і по кожній категорії може бути <text:s/>кілька видів техніки і озброєння. Треба мати можливість отримувати <text:s/>інформацію про всі частини військового округу, дані про офіцерський, <text:s/>рядовий та сержантський склад, отримувати місця дислокації, дані про <text:s/>наявне озброєння тощо. </text:span></text:p>
      <text:p text:style-name="P23"><text:span text:style-name="T3">2) </text:span><text:span text:style-name="T2">Програмне забезпечення «Тролейбусне депо» . </text:span><text:span text:style-name="T3">База даних містить <text:s/>інформацію: відомості про водіїв (табельний номер; ПІБ ; дата , час <text:s/>початку і закінчення роботи на маршруті), відомості про тролейбуси <text:s/>(номер ; марка ; кількість пасажирських місць; дата останнього технічного <text:s/>огляду), відомості про маршрути (номер ; час початку і кінця роботи <text:s/>тролейбусів ; початковий пункт ; кінцевий пункт ; список зупинок ; <text:s/>тривалість маршруту). Кожен водій працює на одному тролейбусі і на <text:s/>одному маршруті . На одному маршруті працює кілька водіїв. Кількість <text:s/>пасажирських місць залежить тільки від марки тролейбуса. </text:span></text:p>
      <text:p text:style-name="P26"><text:span text:style-name="T3">3) </text:span><text:span text:style-name="T2">Програмне забезпечення театру. </text:span><text:span text:style-name="T3">Працівників театру можна поділити на <text:s/>акторів, музикантів, постановників і службовців. Кожна з перерахованих <text:s/>категорій має унікальні атрибути-характеристики і може поділятися <text:s/>(наприклад, постановники) на більш дрібні категорії. Театр очолює <text:s/>директор, в функції якого входять контроль за постановками вистав, <text:s/>затвердження репертуару, прийняття на роботу нових службовців, <text:s/>запрошення акторів і постановників. Актори, музиканти і постановники, </text:span></text:p>
      <text:p text:style-name="P27"><text:span text:style-name="T3">що працюють в театрі, можуть виїжджати на гастролі. Актори театру <text:s/>можуть мати звання заслужених і народних артистів, можуть бути <text:s/>лауреатами конкурсів. Також акторами театру можуть бути і студенти <text:s/>театральних училищ. Для постановки будь-якої вистави необхідно <text:s/>підібрати акторів на ролі і дублерів на кожну головну роль. Один і той же <text:s/>актор може грати більше однієї ролі в одній виставі. У спектаклю також є <text:s/>режисер-постановник, художник-постановник, диригент-постановник, <text:s/>автор. Вистави можна поділити за жанрами: музична комедія, трагедія, <text:s/>оперета тощо. З іншого боку, спектаклі можна поділити на дитячі, <text:s/>молодіжні та ін. В репертуарі театру вказується, які вистави, в які дні і в <text:s/>який час будуть проходити, а також дати прем'єр. <text:s/></text:span></text:p>
      <text:p text:style-name="P28"><text:span text:style-name="T3">4) </text:span><text:span text:style-name="T2">Прокат автомобілів. </text:span><text:span text:style-name="T3">Розробляється програмне забезпечення для <text:s/>компанії, що займається прокатом автомобілів. В автопарк компанії <text:s/>входить деяка кількість автомобілів різних марок, вартостей і типів. <text:s/>Кожен автомобіль має свою вартість прокату. У пункт прокату <text:s/>звертаються клієнти. Усі клієнти проходять обов'язкову реєстрацію, при <text:s/>якій про них збирається стандартна інформація (прізвище, ім'я, по <text:s/>батькові, адреса, телефон, серія/номер паспорту, номер посвідчення водія, <text:s/>наявні категорії). Кожен клієнт може звертатися в пункт прокату кілька <text:s/>разів. Усі звернення клієнтів фіксуються, при цьому по кожній угоді <text:s/>запам'ятовуються дата видачі і очікувана дата повернення. Вартість <text:s/>прокату автомобіля залежить не лише від самого автомобіля, але і від <text:s/>терміну його прокату і від року випуску. Також в компанії існує система <text:s/>штрафів за повернення автомобіля в неналежному виді і система знижок <text:s/>для постійних клієнтів. <text:s/></text:span></text:p>
      <text:p text:style-name="P29"><text:soft-page-break/><text:span text:style-name="T3">5) </text:span><text:span text:style-name="T2">Програмне забезпечення фотостудії. </text:span><text:span text:style-name="T3">Робота фотостудії здійснюється <text:s/>наступним чином – клієнт оформлює замовлення (фотосесія, портфоліо, <text:s/>майстер-клас і т.д.). При оформленні замовлення клієнт вказує реквізити <text:s/>(прізвище, ім’я, електронну пошту, телефон, місто, адресу обраної <text:s/>фотостудії) і бажану дату та час, чи термін виконання замовлення. <text:s/>Додатково клієнт може обрати майстра серед рекомендованих, або <text:s/>керуючись власними вподобаннями. У кожного майстра є власне <text:s/>портфоліо. Після вибору замовлення обирається пакет послуг, по <text:s/>кожному варіанту замовлення є свій набір пакетів послуг <text:s/>(характеризуються ціною, часом, об’ємом, тощо). Прийнявши замовлення <text:s/>від клієнта менеджер обраної фотостудії призначає майстра серед вільних <text:s/>на заданий клієнтом період чи дату, орієнтуючись на його портфоліо та <text:s/>побажання клієнтів. Враховуючи нові роботи, майстер має змогу <text:s/>доповнити власне портфоліо. Клієнтам надається можливість отримати <text:s/>замовлення у вигляді друку або цифровому виді. Також за бажанням, <text:s/>клієнтам надається можливість отримання телефону майстра для </text:span></text:p>
      <text:p text:style-name="P30"><text:span text:style-name="T3">можливої співпраці в майбутньому. У замовлення можуть бути включені <text:s/>додаткові послуги за окрему плату. <text:s/></text:span></text:p>
      <text:p text:style-name="P31"><text:span text:style-name="T3">В кінці кожного місяця менеджер кожної фотостудії формує звіт про <text:s/>надані послуги та загальну виручку по кожному родові діяльності <text:s/>фотостудії. За результатами аналізу звіту керівництво мережі фотостудій <text:s/>приймає рішення щодо розширення або звуження набору пакетів послуг у <text:s/>конкретній фотостудії. Крім того, може бути прийнято рішення про <text:s/>відкриття нових чи закриття конкретної фотостудії. </text:span></text:p>
      <text:p text:style-name="P32"><text:span text:style-name="T3">6) </text:span><text:span text:style-name="T2">Програмне забезпечення готелю. </text:span><text:span text:style-name="T3">Основна задача програмного <text:s/>забезпечення, котре проєктується - є відстеження фінансової сторони <text:s/>роботи готелю. Діяльність організована наступним чином: готель надає <text:s/>номери клієнтам на певний термін. Кожен номер характеризується <text:s/>місткістю, комфортністю (люкс, напівлюкс, звичайний , тощо) і ціною. <text:s/>Клієнтами є різні особи,, по яким збирається певна інформація (прізвище, <text:s/>ім'я, по-батькові, номер та серія паспорту або іншого документу, що <text:s/>посвідчує особу, додаткова інформація). Здача номера клієнтові <text:s/>проводиться за наявності вільних місць в номерах, за параметрами, котрі <text:s/>вказав клієнт. При поселенні фіксується дата поселення, при виїзді - дата <text:s/>звільнення. номеру. Необхідно не лише зберігати інформацію за фактом <text:s/>здачі номера клієнтові, але і здійснювати бронювання номерів. Крім того, <text:s/>для постійних клієнтів, а також для певних категорій клієнтів передбачена <text:s/>система знижок. Знижки можуть підсумовуватися. </text:span></text:p>
      <text:p text:style-name="P33"><text:span text:style-name="T3">7) </text:span><text:span text:style-name="T2">Формування індивідуальних планів студентів. </text:span><text:span text:style-name="T3">В закладі вищої освіти <text:s/>(ЗВО) кожен студент повинен мати індивідуальний навчальний план на <text:s/>кожен навчальний рік. Індивідуальний навчальний план студента <text:s/>формується на початку навчального року на кожен рік навчання. <text:s/>Індивідуальний план включає як обов’язкові дисципліни, котрі однакові у <text:s/>всіх студентів даної освітньої програми на певному році навчання, та <text:s/>вибіркові дисципліни, котрі обирає студент самостійно. В закладі вищої <text:s/>освіти існує база студентів, що містить відомості про студентів, що <text:s/>включають стандартні анкетні дані (прізвище, ім'я, по батькові, адреса, <text:s/>телефон). Певна освітня програма в рамках спеціальності закріплена за <text:s/>деякою кафедрою факультету. По кожній дисципліні, котра викладається <text:s/>в межах певної освітньої програми, встановлені певна кількість годин, <text:s/>кількість кредитів, вид и занять (лекції, практика, лабораторні роботи), <text:s/>що проводяться та кафедра ЗВО, котра її викладає та вид атестації (залік/екзамен). Крім того, деякі дисципліни можуть тривати більше за <text:s/>один семестр. В такому випадку дисципліна розбивається на кредитні <text:s/>модулі. У кожному семестрі для кредитного модуля встановлюється <text:s/>кількість кредитів, об'єм лекцій, практик і лабораторних робіт в годинах. </text:span></text:p>
      <text:p text:style-name="P34"><text:span text:style-name="T3">8) </text:span><text:span text:style-name="T2">Хостинг аудіофайлів.</text:span></text:p>
      <text:p text:style-name="P35"><text:span text:style-name="T3">Користувачі хостингу аудіофайлів мають можливість завантажувати, <text:s/>паереглядати та обробляти аудіофайли. Аудіофайли можна групувати і <text:s/>зробити доступним для публічного перегляду окремо чи у групі. Для <text:s/>доступу до базового функціоналу користувач повинен створити власний <text:s/>обліковий запис вказавши: Прізвище, Ім’я, номер телефону, електронну <text:s/>пошту, нікнейм тощо. Користувач може розширити можливості свого <text:s/>профілю придбавши преміум обліковий запис для цього йому необхідно <text:s/>здійснити деяку оплату за допомогою однієї з доступних платіжних <text:s/>систем. Преміум облікові записи мають вбудований у профіль гаманець <text:s/>для здійснення фінансових операцій. Уся інформація про власні дані та <text:s/>завантажені аудіофайли буде зберігатись у профілі користувача. <text:s/></text:span></text:p>
      <text:p text:style-name="P36"><text:span text:style-name="T3">Надання додаткового функціоналу для профілів користувачів <text:s/>відбувається автоматично або з підтвердження адміністратора. Крім того <text:s/>адміністратор займається ручною модерацією контенту коли в цьому є <text:s/>потреба. <text:s/></text:span></text:p>
      <text:p text:style-name="P37"><text:span text:style-name="T3">У хостингу аудіофайлів передбачено надання ліцензії на використання <text:s/>власного контенту іншим користувачам, при цьому можна надати <text:s/>ліцензію декільком користувачам одразу. Ліцензії можуть бути надані на <text:s/>платній та безкоштовній основі. Інформація про усі надані ліцензії буде <text:s/>зберігатись у профілі користувача. Для отримання можливостей надавати <text:s/>чи стати власником ліцензії користувачі подають запит адміністратору на <text:s/>розширення функціоналу своїх профілів. Фактично подають запит на <text:s/>оформлення партнерської програми хостингу. <text:s/></text:span></text:p>
      <text:p text:style-name="P38"><text:span text:style-name="T3">Хостинг надає користувачам аудіоредактор, що містить деякий <text:s/>функціонал з можливістю розширення за рахунок платних чи <text:s/>безкоштовних плагінів, які взаємодіють з редактором через відкритий <text:s/>стандартизований програмний інтерфейс. Користувач може придбати чи <text:s/>додати безкоштовний плагін і використовувати його при редагуванні та <text:s/>обробці аудіофайлів. Кількість плагінів не обмежена. Деякі користувачі, <text:s/>за бажанням, можуть стати розробниками таких плагінів і продавати їх чи <text:s/>надавати у вільний доступ, для цього користувачі подають запит <text:s/>адміністратору на розширення функціоналу своїх профілів з прикладами <text:s/>своїх наробок. <text:s/></text:span></text:p>
      <text:p text:style-name="P39"><text:span text:style-name="T3">Користувачі можуть коментувати аудіофайли чи групи аудіофайлів у <text:s/>публічному доступі і відповідати на коментарі інших користувачів. <text:s/>9) </text:span><text:span text:style-name="T2">Облік внутрішньоофісних витрат компанії. </text:span><text:span text:style-name="T3">Співробітники компанії <text:s/>мають можливість здійснювати дрібні покупки для потреб компанії, <text:s/>надаючи у бухгалтерію товарний чек. Необхідно відстежувати <text:s/>внутрішньоофісні витрати. Компанія складається з відділів. Кожен відділ <text:s/>має назву. У кожному відділі працює певна кількість співробітників. <text:s/>Співробітники можуть здійснювати покупки відповідно до видів витрат. <text:s/>Кожен вид витрат має назву, деякий опис і граничну суму коштів, які </text:span></text:p>
      <text:p text:style-name="P40"><text:span text:style-name="T3">можуть бути витрачені в певний місяць. При кожній купівлі співробітник <text:s/>оформляє документ, де вказує вид витрати, дату, суму і відділ. Дані про <text:s/>витрати необхідно зберігати не лише в цілому по відділу, але і по <text:s/>окремих співробітниках. Нормативи по витрачанню засобів <text:s/>встановлюються не в цілому,, а по кожному відділу за кожен місяць. Не <text:s/>використані в поточному місяці гроші можуть бути використані пізніше. </text:span></text:p>
      <text:p text:style-name="P41"><text:span text:style-name="T3">10) </text:span><text:span text:style-name="T2">Мережа салонів прокату автотранспорту. </text:span></text:p>
      <text:p text:style-name="P42"><text:span text:style-name="T3">Фірма займається прокатом автотранспорту. Є парк легкових автомобілів, <text:s/>вантажного транспорту, електросамокатів тощо які постачаються <text:s/>партнерами фірми. Фірма має кілька відділень за різними адресами, куди <text:s/>звертаються клієнти фірми із запитом на отримання автотранспорту за <text:s/>деякими параметрами (наприклад для легкового автомобіля: тип <text:s/>автомобіля, марка, ціна, країна-виробник, колір і т.д.). Склад і кількість <text:s/>параметрів може змінюватись. У відповідь на запит, клієнту надають <text:s/>автотранспорт, який відповідає запиту, після чого здійснюється <text:s/>оформлення договору на прокат автотранспорту. При оформленні <text:s/>договору визначається сума застави за автотранспорт в залежності від <text:s/>категорії ризику, в яку потрапляє клієнт. Категорія ризику може залежати <text:s/>від типу транспорту, стажу водіння клієнта, числа аварій, часу співпраці з <text:s/>фірмою і т.д. Для постійних клієнтів керівництво фірми встановлює <text:s/>персональні знижки. <text:s/></text:span></text:p>
      <text:p text:style-name="P43"><text:span text:style-name="T3">Керівництво фірми коригує інформацію про постачальників <text:s/>автотранспорту, встановлює персональні знижки постійним клієнтам, а <text:s/>також отримує звіти про доходи від оренди автотранспорту. На основі <text:s/>інформації керівництво може прийняти рішення щодо відкриття нових чи <text:s/>закриття відділень. <text:s/></text:span></text:p>
      <text:p text:style-name="P44"><text:span text:style-name="T3">11) </text:span><text:span text:style-name="T2">Програмне забезпечення автостанції. </text:span><text:span text:style-name="T3">На автостанції ведеться <text:s/>облік транспорту (маршрутки/автобуси, номерні знаки, кількість місць, <text:s/>водій) та є інформація про маршрути (станція відправлення і кінцева <text:s/>станція прибуття, список станцій маршруту). Автостанція продає квитки, <text:s/>в касах фіксується інформація про продаж квитків: код квитка, номер <text:s/>авто, № місця; дата відправлення; час відправлення; вартість квитка, <text:s/>станція від'їзду і прибуття пасажира.Є розклад руху автобусів за <text:s/>маршрутами. В розкладі вказано дата та час відправлення, маршрут, час <text:s/>прибуття. <text:s/></text:span></text:p>
      <text:p text:style-name="P45"><text:span text:style-name="T3">Квитки можуть бронюватися та продаватися на самій автостанції. Необхідно мати можливість пошуку маршрутів, якими можна доїхати до <text:s/>місця призначення, забронювати або придбати квиток, отримувати <text:s/>інформацію про наявність місць на обраному маршруті. При бронюванні <text:s/>місця користувачу видається код броні, по якому пасажир може викупити <text:s/>свій квиток.</text:span></text:p>
      <text:p text:style-name="P46"><text:span text:style-name="T3">Потрібно автоматизувати підбір маршрутів, які дають можливість доїхати <text:s/>до вказаного пункту призначення. Пунктом призначення може бути як <text:s/>кінцева, так і люба станція маршруту. </text:span></text:p>
      <text:p text:style-name="P47"><text:span text:style-name="T3">Якщо пасажир не може дістатися до місця призначення одним <text:s/>маршрутом, сформувати йому маршрут з пересадками. </text:span></text:p>
      <text:p text:style-name="P48"><text:span text:style-name="T2">12) Програмне забезпечення мережі салонів краси. <text:s/></text:span><text:span text:style-name="T3">Робота салону краси здійснюється наступним чином – клієнт оформлює <text:s/>замовлення (стрижка, фарбування волосся, манікюр і т.д.). При <text:s/>оформленні замовлення клієнт вказує реквізити (прізвище, ім’я, <text:s/>електронну пошту, телефон, місто, адресу обраного салону) і бажану дату <text:s/>та час виконання замовлення. Додатково клієнт може обрати майстра <text:s/>серед рекомендованих, або керуючись власними вподобаннями. У <text:s/>кожного майстра є власне портфоліо та спеціалізація (майстер може мати <text:s/>не одну спеціалізацію). <text:s/></text:span></text:p>
      <text:p text:style-name="P49"><text:span text:style-name="T3">Після вибору замовлення обирається пакет послуг, по кожному варіанту <text:s/>замовлення є свій набір пакетів послуг (характеризуються ціною, часом, <text:s/>об’ємом матеріалів, брендом матеріалів тощо). На окремі пакети послуг <text:s/>менеджер конкретного салону може встановити знижки на певний період. <text:s/></text:span></text:p>
      <text:p text:style-name="P50"><text:span text:style-name="T3">Прийнявши замовлення від клієнта менеджер обраного салону краси <text:s/>призначає майстра серед вільних на задану клієнтом дату та час, <text:s/>орієнтуючись на його спеціалізацію, портфоліо та побажання клієнтів. <text:s/>Якщо клієнт обрав декілька послуг, які можливо надавати одночасно то <text:s/>можливе призначення кількох майстрів на один і той самий час. <text:s/>Враховуючи нові роботи, майстер має змогу доповнити власне портфоліо. <text:s/>Також за бажанням, клієнтам надається можливість отримання телефону <text:s/>майстра для можливої співпраці в майбутньому. <text:s/></text:span></text:p>
      <text:p text:style-name="P51"><text:span text:style-name="T3">У замовлення можуть бути включені додаткові послуги за окрему плату. <text:s/>В кінці кожного місяця менеджер кожного салону формує звіт про надані <text:s/>послуги та загальну виручку по кожному родові діяльності салону. За <text:s/>результатами аналізу звіту керівництво мережі салонів приймає рішення <text:s/>щодо розширення або звуження набору пакетів послуг у конкретному <text:s/>салоні. Крім того, може бути прийнято рішення про відкриття нових чи <text:s/>закриття конкретного салону </text:span></text:p>
      <text:p text:style-name="P52"><text:span text:style-name="T3">13) </text:span><text:span text:style-name="T2">Програмне забезпечення музичного магазину. </text:span><text:span text:style-name="T3">Таблиці бази даних <text:s/>містять інформацію про музикантів, музичних творів і обставин їх <text:s/>виконання. Кількох музикантів, що утворюють єдиний колектив, <text:s/>називаються ансамблем. Це може бути класичний оркестр, джазова група, <text:s/>квартет, квінтет і т.д. До музикантів зараховують виконавців (що грають <text:s/>на одному або декількох інструментах), композиторів, диригентів і <text:s/>керівників ансамблів. Крім того, в базі даних зберігається інформація про <text:s/>платівки, якими магазин торгує. Кожна платівка, а точніше, її на клейка, <text:s/>ідентифікується окремим номером, так що всім копіям, віддрукованим з </text:span></text:p>
      <text:p text:style-name="P53"><text:span text:style-name="T3">матриці в різний час, присвоєні однакові номери. На платівці може бути <text:s/>записано кілька виконань одного і того ж твору, для кожного з них в базі <text:s/>заведена окрема запис. Коли виходить нова платівка, реєструється назва <text:s/>компанії що її випустила (на приклад, ЕМI), а також адреса оптової фірми, <text:s/>у якій магазин може придбати цю платівку у. Не виключено, що компанія <text:s/>- виробник займається і оптовим продажом своїх платівок. Магазин <text:s/>фіксує поточні оптові і роздрібні ціни на кожну платівку, дату її випуску, <text:s/>кількість примірників, проданих за минулий рік і в нинішньому році, а <text:s/>також число ще не розпроданих платівок </text:span></text:p>
      <text:p text:style-name="P54"><text:span text:style-name="T3">14) </text:span><text:span text:style-name="T2">Програмне забезпечення туристичної фірми. </text:span><text:span text:style-name="T3">Розробляється <text:s/>інформаційна система туристичної компанії, що продає путівки клієнтам. <text:s/>Робота з клієнтами у компанії організована наступним чином: у кожного <text:s/>клієнта, що прийшов, збираються деякі стандартні дані - прізвище, ім'я, по <text:s/>батькові, адреса, телефон. Після цього співробітники з'ясовують у клієнта, <text:s/>де він хотів би відпочивати. При цьому йому демонструються різні <text:s/>варіанти, що включають країну проживання, особливості місцевого <text:s/>клімату, наявні готелі різного класу. Разом з цим обговорюється можлива <text:s/>тривалість перебування і вартість путівки. У випадку якщо вдалося <text:s/>домовитися і знайти для клієнта прийнятний варіант, реєструється факт <text:s/>продажу путівки (чи путівок, якщо клієнт купує відразу декілька <text:s/>путівок), фіксуючи дату відправлення. Фірма працює з декількома <text:s/>готелями в декількох країнах. Путівки продаються на один, два або чотири тижні чи будь-яку іншу кількість днів. Вартість путівки залежить <text:s/>від тривалості туру і готелю. Знижки, які надає фірма, фіксовані. <text:s/>Наприклад, при купівлі більше однієї путівки надається знижка 5%. <text:s/>Знижки можуть підсумовуватися. <text:s/></text:span></text:p>
      <text:p text:style-name="P56"><text:soft-page-break/><text:span text:style-name="T3">15) </text:span><text:span text:style-name="T2">Страхова компанія. </text:span><text:span text:style-name="T3">Необхідно відстежувати фінансову діяльність <text:s/>компанії. Компанія має різні філії по всій країні. Кожна філія <text:s/>характеризується назвою, адресою і телефоном. Діяльність компанії <text:s/>організована таким чином: до вас звертаються різні особи з метою <text:s/>укладення договору про страхування. Залежно від об'єктів, що <text:s/>приймаються на страхування, і страхових ризиків, договір укладається по <text:s/>певному виду страхування (наприклад, страхування автотранспорту від <text:s/>викрадення, страхування домашнього майна, добровільне медичне <text:s/>страхування). При укладенні договору фіксується дата укладення,, <text:s/>страхова сума, вид страхування, тарифна ставка і філія, в якій укладено <text:s/>договір. Треба врахувати, що договори укладають страхові агенти. Окрім <text:s/>інформації про агентів (прізвище, ім'я, по батькові, адреса, телефон), <text:s/>треба ще зберігати філію, в якій працюють агенти. Крім того, треба мати <text:s/>можливість розраховувати заробітну плату агентам. Заробітна плата <text:s/>складає деякий відсоток від страхового платежу (страховий платіж - це </text:span></text:p>
      <text:p text:style-name="P57"><text:span text:style-name="T3">страхова сума, помножена на тарифну ставку). Відсоток залежить від <text:s/>виду страхування, по якому укладений договір </text:span></text:p>
      <text:p text:style-name="P58"><text:span text:style-name="T3">16) </text:span><text:span text:style-name="T2">Поліклініка. </text:span><text:span text:style-name="T3">У поліклініці працюють лікарі різних спеціальностей, <text:s/>що мають різну кваліфікацію. Щодня в поліклініку звертаються хворі. <text:s/>Усі вони проходять обов'язкову реєстрацію, при якій у базу даних <text:s/>заносяться стандартні анкетні дані (прізвище, ім'я, по батькові, рік <text:s/>народження). Кожен хворий може звертатися в поліклініку кілька разів, <text:s/>потребуючи різної медичної допомоги. Усі звернення хворих <text:s/>фіксуються, при цьому встановлюється діагноз, визначається вартість <text:s/>лікування, запам'ятовується дата звернення. Загальна вартість лікування <text:s/>залежить від вартості консультацій і процедур, які призначені пацієнтові. <text:s/>Треба врахувати, що за один візит пацієнт може відвідати різних лікарів. <text:s/>Крім того, для певних категорій громадян передбачені знижки. <text:s/></text:span></text:p>
      <text:p text:style-name="P55"><text:span text:style-name="T3">17) </text:span><text:span text:style-name="T2">Програмне забезпечення лікарні щодо обліку стаціонарних <text:s/>хворих</text:span><text:span text:style-name="T3">. База даних повинна містити відомості про пацієнтів (прізвище, <text:s/>ім’я, по-батькові, лікар, діагноз, призначення тощо), лікувальні засоби <text:s/>(лікарські препарати та процедури), лікарів (прізвище, ім’я, по-батькові, <text:s/>телефон тощо). </text:span></text:p>
      <text:p text:style-name="P59"><text:span text:style-name="T2">18) Програмне забезпечення ветеринарної клініки. </text:span><text:span text:style-name="T3">Програмне <text:s/>забезпечення ветеринарної клініки повинно спрощувати планування, <text:s/>організацію та облік розрахунків. Тому повинна містити повну <text:s/>інформацію про господарів і вихованців, мати можливість вести облік <text:s/>заявок ветеринарної клініки та мати можливість запису на прийом, всі <text:s/>візити, послуги, історії хвороб. Окрім того, мати можливість отримувати <text:s/>дані по прибутку клініки в різні місяці, історію приходу нових клієнтів / <text:s/>догляду старих, завантаженість ветеринарів і рентабельність процедур. </text:span></text:p>
      <text:p text:style-name="P60"><text:span text:style-name="T3">19) </text:span><text:span text:style-name="T2">Ювелірна майстерня. </text:span><text:span text:style-name="T3">Розробляється програмне забезпечення для <text:s/>обліку продажів ювелірної майстерні, що здійснює виготовлення <text:s/>ювелірних виробів для приватних осіб на замовлення. Ювелірна <text:s/>майстерня працює з певними матеріалами (платина, золото, срібло, різні <text:s/>коштовні камені і так далі). При зверненні потенційного клієнта <text:s/>визначається, який саме виріб йому потрібний.. Усі вироби, що <text:s/>виготовляються, належать до деякого типу (сережки, кільця, брошки, <text:s/>браслети), виконані з певного матеріалу/комбінації матеріалів, мають <text:s/>деяку вагу і ціну (включаючи вартість матеріалів і роботи). Треба <text:s/>зауважити, що ювелірний виріб може складатися з декількох матеріалів. <text:s/>Крім того, постійним клієнтам майстерня надає знижки. <text:s/></text:span></text:p>
      <text:p text:style-name="P61"><text:span text:style-name="T3">20) </text:span><text:span text:style-name="T2">Здача в оренду торгових площ . </text:span><text:span text:style-name="T3">Автоматизується робота компанії, <text:s/>що здає в оренду свої торгові площі. В деякому торговому центрі. Робота <text:s/>торгового центру побудована наступним чином: в результаті планування <text:s/>визначається деяка кількість торгових точок в межах будівлі, які можуть <text:s/>здаватися в оренду. Для кожної з торгових точок важливими даними є </text:span></text:p>
      <text:p text:style-name="P27"><text:span text:style-name="T3">поверх, площа, наявність кондиціонера і вартість оренди в день. З усіх <text:s/>потенційних клієнтів збираються стандартні дані (назва, адреса, телефон, <text:s/>реквізити, контактна особа ). При появі потенційного клієнта йому <text:s/>показуються наявні вільні площі. Досягши угоди оформлюється договір, <text:s/>фіксуючи у торгову точку, клієнта, період (термін) оренди. Деякі клієнти <text:s/>можуть орендувати відразу декілька торгових точок. Окрім цього, <text:s/>необхідно збирати інформацію про щомісячні платежі, що поступають <text:s/>від орендарів. <text:s/></text:span></text:p>
      <text:p text:style-name="P62"><text:span text:style-name="T3">21) </text:span><text:span text:style-name="T2">Ломбард. </text:span><text:span text:style-name="T3">Необхідно відстежувати фінансову діяльність ломбарду <text:s/>Діяльність вашої компанії організовано таким чином: до вас звертаються <text:s/>різні особи, із метою отримання грошових коштів під заставу певних <text:s/>товарів. У кожного із клієнтів, який приходить до вас, запитуєте прізвище, <text:s/>ім'я, по батькові та інші паспортні дані. Після оцінювання вартості <text:s/>принесеного як заставу товару визначаєте суму, яку готові видати на руки <text:s/>клієнту, а також свої комісійні. Крім того, визначаєте термін повернення <text:s/>грошей. Якщо клієнт згоден, то ваші домовленості фіксують у вигляді <text:s/>документа, гроші видають клієнту, а товар залишають у вас. У разі, якщо <text:s/>в зазначений термін не відбувається повернення грошей, товар <text:s/>переходить у вашу власність. Після переходу прав власності на товар, <text:s/>ломбард може продавати товари за ціною, меншою або більшою, ніж було <text:s/>заявлено під час здавання. Ціна може змінюватися кілька разів, залежно <text:s/>від ситуації на ринку (наприклад, власник ломбарду може влаштувати <text:s/>розпродаж зимових речей у кінці зими). Крім поточної ціни, потрібно <text:s/>зберігати всі можливі значення ціни для цього товару. </text:span></text:p>
      <text:p text:style-name="P63"><text:span text:style-name="T3">22) </text:span><text:span text:style-name="T2">Реалізація готової продукції. </text:span><text:span text:style-name="T3">Проектується програмне <text:s/>забезпечення компанії, що займається оптово-роздрібним продажем <text:s/>різних товарів. Основна задача програмного забезпечення – відстеження <text:s/>фінансової сторони роботи компанії. Діяльність компанії організована <text:s/>таким чином: компанія торгує товарами певного асортименту. Кожен з <text:s/>цих товарів характеризується найменуванням, виробником, гуртовою <text:s/>ціною, роздрібною ціною, іншими реквізитами. У вашу компанію <text:s/>звертаються покупці. Кожен з них має стандартні дані (найменування, <text:s/>адреса, телефон, контактна особа). При покупці товару по кожній угоді <text:s/>виписується рахунок, в котрому міститься, крім основних реквізитів <text:s/>покупця, ще й кількість купленого ним товару і дату купівлі.. Інколи в <text:s/>рамках однієї угоди купують не один товар, а відразу декілька. Також <text:s/>компанія вирішила надавати знижки залежно від кількості закуплених <text:s/>товарів і їх загальної вартості. </text:span></text:p>
      <text:p text:style-name="P64"><text:span text:style-name="T3">23) </text:span><text:span text:style-name="T2">Розподіл учбового навантаження. </text:span><text:span text:style-name="T3">В закладі вищої освіти (ЗВО) <text:s/>кожен рік формується навантаження викладачів. Кожен з викладачів <text:s/>входить в штатний розклад деякої кафедри. Однак, деякі викладачі <text:s/>можуть входити в штатні розклади декількох кафедр. У відділу кадрів </text:span></text:p>
      <text:p text:style-name="P65"><text:span text:style-name="T3">ЗВО існує база викладачів, котра містить відомості про викладачів <text:s/>кафедри, що включають разом з анкетними даними інформацію про їх <text:s/>вчений ступінь, займану посаду і стаж роботи. Викладачі кафедри <text:s/>повинні забезпечити проведення занять по деяким дисциплінам, причому <text:s/>не обов’язково тої кафедри, в штатний розклад якої вони входять. По <text:s/>кожній з дисциплін встановлена певна кількість годин. В результаті <text:s/>розподілу навантаження у необхідно мати можливість отримати <text:s/>інформацію наступного вигляду: «Такий-то викладач проводить заняття <text:s/>по такому-то предмету з такою-то групою». Крім того, при формуванні <text:s/>навантаження усі активності, що проводяться за дисципліною, діляться на <text:s/>лекційні, практичні, лабораторні, консультації, залік, екзамен. По <text:s/>кожному виду занять встановлюється своя кількість годин. Крім того, <text:s/>необхідно врахувати, що дані про навантаження треба зберігати декілька <text:s/>років. <text:s/></text:span></text:p>
      <text:p text:style-name="P66"><text:span text:style-name="T3">24) </text:span><text:span text:style-name="T2">Програмне забезпечення автопідприємства. </text:span><text:span text:style-name="T3">Автопідприємство <text:s/>міста займається організацією пасажирських і вантажних перевезень <text:s/>всередині міста. У віданні підприємства знаходиться автотранспорт <text:s/>різного призначення: автобуси, таксі, маршрутні таксі, інший легковий <text:s/>транспорт, вантажний транспорт, транспорт допоміжного характеру, <text:s/>представлений різними марками. Кожна з перерахованих категорій <text:s/>транспорту має характеристики, властиві тільки цій категорії: наприклад, <text:s/>до характеристик вантажного транспорту відноситься <text:s/>вантажопідйомність, пасажирський транспорт характеризується місткістю <text:s/>і т.д. З плином часу, з одного боку, транспорт старіє і списується <text:s/>(можливо, продається), а з іншого, підприємство поповнюється новим <text:s/>автотранспортом. Підприємство має штат водіїв, закріплених за <text:s/>автомобілями (за одним автомобілем може бути закріплено більше одного <text:s/>водія). Водії об'єднується в бригади, якими керують бригадири. <text:s/>Пасажирський автотранспорт (автобуси, маршрутні таксі) перевозить <text:s/>пасажирів за визначеними маршрутами, за кожним з них закріплені <text:s/>окремі одиниці автотранспорту. Ведеться облік числа перевезених <text:s/>пасажирів, на підставі чого проводиться перерозподіл транспорту з <text:s/>одного маршруту на інший. <text:s/></text:span></text:p>
      <text:p text:style-name="P67"><text:span text:style-name="T3">25) </text:span><text:span text:style-name="T2">Ведення замовлень компанії з гуртового продажу товарів. </text:span><text:span text:style-name="T3">Проектується програмне забезпечення компанії, що займається гуртовим продажем різноманітних товарів. Основна задача - відслідковувати <text:s/>фінансовий бік її роботи. Діяльність компанії організована таким чином: <text:s/>компанія торгує товарами з певного асортименту. Кожен з цих товарів <text:s/>характеризується назвою, ціною, виробником та іншою довідковою <text:s/>інформацією, наприклад, ознакою наявності або відсутності доставки. У <text:s/>вашу компанію звертаються замовники. На кожну покупку може формуватися договір. Якщо у покупця вже є діючий договір, то </text:span></text:p>
      <text:p text:style-name="P68"><text:span text:style-name="T3">замовлення може виконуватись в рамках існуючого договору. В кожному <text:s/>замовленні обов’язково вказується кількість купленого товару і дату <text:s/>купівлі. Однак доставка різних товарів може проводитися способами, <text:s/>різними за ціною і швидкістю. Тому, при формуванні замовлення <text:s/>необхідно мати інформацію про те, якими способами може здійснюватися <text:s/>доставка кожного товару, і про те, який вид доставки (а відповідно, і яку <text:s/>вартість доставки) вибрав клієнт при укладенні замовлення. </text:span></text:p>
      <text:p text:style-name="P24"><text:span text:style-name="T3">26) </text:span><text:span text:style-name="T2">Казначейство. </text:span><text:span text:style-name="T3">Казначейство – це посередник між бюджетними <text:s/>установами і комерційними банками. Призначення казначейства – контролювати витрачання грошей бюджетних установ на відповідність <text:s/>затвердженим кошторисам. Кошторис бюджетної установи на рік – це <text:s/>ліміти витрат установи в розрізі Кодів економічної класифікації видатків <text:s/>(КЕКВів). Залишки грошей бюджетних установ Казначейство також <text:s/>відслідковує по КЕКВах. Підрозділи Казначейства організовані по <text:s/>територіальному принципу (напр., київські виші обслуговує Управління <text:s/>державного казначейства в м.Києві). Бюджетна установа готує платіжні <text:s/>доручення на оплату своїх видатків. У ньому крім звичайних реквізитів <text:s/>(дата, №, отримувач, підстава, сума) вказаний КЕКВ. Казначейство <text:s/>затверджує платіжне доручення, якщо видатки залишаються в межах <text:s/>запланованих у кошторисі (в розрізі КЕКВів) і достатньо грошей у <text:s/>наявності на відповідному КЕКВі. В разі зміни кошторису розпорядником <text:s/>бюджетних коштів казначейство приймає до контролю змінений <text:s/>кошторис. </text:span></text:p>
      <text:p text:style-name="P69"><text:span text:style-name="T3">27) </text:span><text:span text:style-name="T2">Програмне забезпечення «Бібліотечний фонд міста». </text:span><text:span text:style-name="T3">Бібліотечний фонд міста складають бібліотеки, розташовані на території <text:s/>міста. Кожна бібліотека включає в себе абонементи і читальні зали. <text:s/>Користувачами бібліотек є різні категорії читачів: студенти, науковці, <text:s/>викладачі, школярі, робітники, пенсіонери та інші жителі міста. Кожна <text:s/>категорія читачів може володіти непересічними характеристиками </text:span></text:p>
      <text:p text:style-name="P70"><text:span text:style-name="T3">атрибутами: для студентів це назва навчального закладу, факультет, курс, <text:s/>номер групи, для науковця - назва організації, наукова тема, тощо. Кожен <text:s/>читач, будучи зареєстрованим в одній з бібліотек, має доступ до всього <text:s/>бібліотечного фонду міста. Бібліотечний фонд (книги, журнали, газети, <text:s/>збірники статей, збірки віршів, дисертації, реферати, збірники доповідей <text:s/>та тез доповідей і ін.) розміщені в залах-сховищах різних бібліотек на <text:s/>певних місцях зберігання (номер залу, стелаж, полка) і ідентифікуються <text:s/>номенклатурними номерами. При цьому існують різні правила щодо тих <text:s/>чи інших видань: якісь призначені тільки для читання в читальних залах <text:s/>бібліотек, для тих, що видаються, може бути встановлений різний термін <text:s/>видачі, тощо. Твори авторів, складові бібліотечного фонду, також можна <text:s/>розділити на різні категорії, які характеризуються власним набором <text:s/>атрибутів: підручники, повісті, романи, статті, вірші, дисертації, реферати, </text:span></text:p>
      <text:p text:style-name="P71"><text:span text:style-name="T3">тези доповідей і т.і. Співробітники бібліотеки, що працюють в різних <text:s/>залах різних бібліотек, ведуть облік читачів, а також облік розміщення та <text:s/>видачі літератури </text:span></text:p>
      <text:p text:style-name="P25"><text:span text:style-name="T3">28) </text:span><text:span text:style-name="T2">Програмне забезпечення нотаріальної контори. </text:span><text:span text:style-name="T3">Діяльність <text:s/>нотаріальної контори організована таким чином: фірма готова надати <text:s/>клієнтові певний комплекс послуг. Кожна послуга має свій опис. При <text:s/>зверненні клієнта його стандартні дані (назва, вид діяльності, адреса, <text:s/>телефон) фіксуються у базі даних. По кожному факту надання послуги <text:s/>клієнтові складається документ. У документі вказуються послуга, сума <text:s/>угоди, комісійні (доход контори), опис угоди. В рамках однієї угоди <text:s/>клієнтові може бути зроблені декілька послуг. Вартість кожної послуги <text:s/>фіксована. Крім того, компанія надає у рамках однієї угоди різні види <text:s/>знижок. Знижки можуть підсумовуватися. <text:s/></text:span></text:p>
      <text:p text:style-name="P72"><text:span text:style-name="T3">29) </text:span><text:span text:style-name="T2">Продаж залізничних квитків. </text:span><text:span text:style-name="T3">Продаж залізничних квитків <text:s/>здійснюється таким чином. Поїзд їде по маршруту, який є послідовністю <text:s/>станцій. Клієнт запрошує наявність квитків на певну дату і напрям, від <text:s/>початкової до кінцевої станції своєї поїздки, і ці станції не завжди є <text:s/>початковою і кінцевою станціями поїзду. Додатково вказуючи бажаний <text:s/>тип вагону (купе, плацкарт і так далі). На вимогу клієнта можуть бути <text:s/>запропоновані вагони за статтю (жіночі або чоловічі). Касир здійснює <text:s/>пошук в базі по вказаних атрибутах, і повідомляє клієнтові можливі <text:s/>варіанти, які блокуються до закінчення операції. Квитки на вказаний <text:s/>напрямок можуть бути з пересадками та без них. Якщо маршрут <text:s/>слідування передбачає пересадки клієнту надаються варіанти квитків з <text:s/>проміжними станціями. Клієнт вибирає з можливих варіантів квиток, <text:s/>після чого касир вносить дані до бази і отримує гроші за квиток. Дані, <text:s/>введені касиром, потрапляють у базу даних у центральному апараті, що <text:s/>унеможливлює продажу одного і того ж місця, якщо воно вже продане <text:s/>іншому пасажиру. У разі здачі квитка касир повертає клієнту гроші (за <text:s/>вирахуванням деякої пені), і забирає оформлений квиток, після чого <text:s/>позначає даний квиток як незайнятий </text:span></text:p>
      <text:p text:style-name="P73"><text:span text:style-name="T3">30) </text:span><text:span text:style-name="T2">Видача банком кредитів. </text:span><text:span text:style-name="T3">Розробляється програмне забезпечення <text:s/>для автоматизації роботи інформаційно-аналітичного центру <text:s/>комерційного банку. Одним з видів діяльності банку є видача кредитів <text:s/>фізичним та юридичним особам. Залежно від умов отримання кредиту, <text:s/>процентної ставки і терміну повернення усі кредитні операції діляться на <text:s/>декілька основних видів. Кожен з цих видів має свою назву. Кредит може <text:s/>отримати клієнт, котрий при реєстрації надав наступні відомості: назва, <text:s/>вид власності(для юридичних осіб),код ЄДРПО (для юридичних осіб) або <text:s/>ІПН (для фізичних осіб), адреса, телефон, контактна особа., тощо. Кожен <text:s/>факт видачі кредиту реєструється банком, при цьому фіксуються сума <text:s/>кредиту, клієнт і дата видачі. При погашенні платежів, фіксується дата</text:span></text:p>
      <text:p text:style-name="P74"><text:span text:style-name="T3">фактичного повернення грошей. Треба ще врахувати, що кредит може <text:s/>гаситися частинами, і за затримку повернення кредиту нараховуються <text:s/>штрафи. <text:s/></text:span></text:p>
      <text:p text:style-name="P75"><text:span text:style-name="T3">31) </text:span><text:span text:style-name="T2">Діяльність підприємства зі збирання виробів. </text:span><text:span text:style-name="T3">Розробляється <text:s/>програмне забезпечення для автоматизації роботи підприємства, котре <text:s/>займається конструюванням виробів з різних деталей. Деталі можуть бути <text:s/>як власного виробництва, так і покупні. Пр проєктуванні необхідно <text:s/>врахувати наступні ознаки: найменування, тип, ціну продажу деякого <text:s/>виробу, кількість днів на його збирання, кількість компонентів (деталей) у <text:s/>виробі, опис, виробник компоненти(деталі), тип та вартість кожного <text:s/>компонента (деталі), для покупних деталей – кількість днів на постачання. <text:s/>Необхідно врахувати, що для деяких деталей існують аналоги, тому при <text:s/>збірці при відсутності деталі на складі, вона може бути замінена на <text:s/>аналог. Для відстеження наявних на підприємстві компонентів (деталей) необхідно відслідковувати їх наявність. </text:span></text:p>
      <text:p text:style-name="P76"><text:span text:style-name="T3">32) </text:span><text:span text:style-name="T2">Донори крові. </text:span><text:span text:style-name="T3">Розробляється програмне забезпечення для обліку <text:s/>донорів крові. В базі даних повинні зберігатись щонайменше наступні <text:s/>дані про донорів: прізвище, ім’я, по-батькові, група крові, резус, адреса, <text:s/>телефон, дата народження, стать, дати медичного обстеження, дати здачі <text:s/>крові, та об’єм здачі крові і загальний об’єм зданої крові. Необхідно мати <text:s/>можливість обрати донорів за групою крові, мати можливість формувати <text:s/>різноманітні звіти з групуванням по групі крові, регіонам, зданим <text:s/>обсягам, тощо. Крім того, необхідно врахувати, що при наявності певних <text:s/>захворювань людина не може бути донором, навіть якщо раніше мала цей <text:s/>статус. </text:span></text:p>
      <text:p text:style-name="P77"><text:span text:style-name="T3">33) </text:span><text:span text:style-name="T2">Робота рієлторської компанії. </text:span></text:p>
      <text:p text:style-name="P78"><text:soft-page-break/><text:span text:style-name="T3">У рієлторську компанію звертаються клієнти, які бажають <text:s/>продати/купити чи зняти/здати нерухомість у оренду. Компанія визначає <text:s/>рієлтора, який буде вести справи клієнтів, на підставі поточної <text:s/>завантаженості працівників. Виділений рієлтор реєструє клієнта, його <text:s/>контактні дані, тип та адресу нерухомості, вартість та інші <text:s/>характеристики, а також статус (здача в оренду, продаж, здача в оренду <text:s/>або продаж). Склад і кількість характеристик може змінюватись <text:s/>відповідно до типу нерухомості. <text:s/></text:span></text:p>
      <text:p text:style-name="P79"><text:span text:style-name="T3">При виникненні запиту на нерухомість рієлтор зв'язується з клієнтами і <text:s/>погоджує зручний час і дату огляду нерухомості. У разі згоди <text:s/>потенційного орендаря на оренду чи покупця на покупку нерухомості <text:s/>рієлтор зв'язується з ним і погоджує дату оформлення договору про <text:s/>оренду чи покупку. Для здійснення угоди рієлтор оформляє необхідні <text:s/>дозволи, документи, контракти та договори, після чого передає їх у <text:s/>центральний апарат компанії для кінцевого нотаріального засвідчення. </text:span></text:p>
      <text:p text:style-name="P81"><text:span text:style-name="T3">Вартість послуг рієлтора складає або половину місячної вартості оренди <text:s/>нерухомості у випадку здачі в оренду, або 2% від суми угоди при продажі <text:s/>нерухомості. <text:s/></text:span></text:p>
      <text:p text:style-name="P80"><text:span text:style-name="T3">Клієнти можуть публікувати власні оголошення на оренду чи продаж, але <text:s/>вони публікуються тільки після проходження модерації адміністратором. <text:s/>В кінці кожного місяця формується звіт про надані рієлторські послуги та <text:s/>загальний прибуток по кожному типу нерухомості. За результатами <text:s/>аналізу звіту центральний апарат компанії приймає рішення щодо <text:s/>розширення або звуження штату працівників. <text:s/></text:span></text:p>
      <text:p text:style-name="P82"><text:span text:style-name="T3">Пошуком пропозицій на здачу в оренду чи продаж нерухомості також <text:s/>займається центральний апарат фірми. <text:s/></text:span></text:p>
      <text:p text:style-name="P5"><text:span text:style-name="T2">Контрольні запитання: <text:s/></text:span></text:p>
      <text:p text:style-name="P83"><text:span text:style-name="T3">1) Які кроки включає процес розробки бази даних? <text:s/></text:span></text:p>
      <text:p text:style-name="P84"><text:span text:style-name="T3">2) Що таке предметна область? <text:s/></text:span></text:p>
      <text:p text:style-name="P85"><text:span text:style-name="T3">3) Дайте означення моделі предметної області. <text:s/></text:span></text:p>
      <text:p text:style-name="P86"><text:span text:style-name="T3">4) Чим характеризується логічна модель даних? <text:s/></text:span></text:p>
      <text:p text:style-name="P87"><text:span text:style-name="T3">5) Дайте означення фізичної моделі даних. <text:s/></text:span></text:p>
      <text:p text:style-name="P88"><text:span text:style-name="T3">6) Для чого використовуються ER-діаграми? <text:s/></text:span></text:p>
      <text:p text:style-name="P89"><text:span text:style-name="T3">7) Назвіть основні складові ER-діаграми? <text:s/></text:span></text:p>
      <text:p text:style-name="P90"><text:span text:style-name="T3">8) Які типи зв’язків використовуються в ER-діаграмах? <text:s/></text:span></text:p>
      <text:p text:style-name="P85"><text:span text:style-name="T3">9) Як відображаються зв’язки в ER-діаграмах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717in" fo:margin-bottom="0.861in" fo:margin-left="1.1827in" fo:margin-right="0.5374in" style:writing-mode="lr-tb" style:layout-grid-color="#c0c0c0" style:layout-grid-lines="2379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2" meta:word-count="4952" meta:character-count="38243" meta:non-whitespace-character-count="32761"/>
    <meta:generator>LibreOfficeDev/6.0.5.2$Linux_X86_64 LibreOffice_project/</meta:generator>
  </office:meta>
</office:document-meta>
</file>